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0ed1" officeooo:paragraph-rsid="001f0ed1"/>
    </style:style>
    <style:style style:name="P2" style:family="paragraph" style:parent-style-name="Standard">
      <style:text-properties officeooo:rsid="00210289" officeooo:paragraph-rsid="00210289"/>
    </style:style>
    <style:style style:name="P3" style:family="paragraph" style:parent-style-name="Standard">
      <style:text-properties officeooo:rsid="0021c725" officeooo:paragraph-rsid="0021c725"/>
    </style:style>
    <style:style style:name="P4" style:family="paragraph" style:parent-style-name="Standard">
      <style:text-properties officeooo:rsid="002384b9" officeooo:paragraph-rsid="002384b9"/>
    </style:style>
    <style:style style:name="P5" style:family="paragraph" style:parent-style-name="Standard">
      <style:text-properties officeooo:rsid="00250769" officeooo:paragraph-rsid="00250769"/>
    </style:style>
    <style:style style:name="T1" style:family="text">
      <style:text-properties officeooo:rsid="002384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elation is related to how data is related, and is linked to the term bounded value. A correlation has a bounded value, such as between -1 and 1.</text:p>
      <text:p text:style-name="P1"/>
      <text:p text:style-name="P1">Residuals is the difference between observed data and line of best fit.</text:p>
      <text:p text:style-name="P1"/>
      <text:p text:style-name="P2">Minimising the sum of squared residuals e.g. Pearson .. correlation</text:p>
      <text:p text:style-name="P2"/>
      <text:p text:style-name="P3">There can be underfit and overfit in data, so you should balance it with an optimum. A linear regression would have high bias, with high training error and test error, where a complex polynomial line would have high variance, with a low training error but high test error. These terms may be used for comparing 2 data sets, training data compared to test data. <text:span text:style-name="T1">Overfitting data can break it when trying to add more data.</text:span></text:p>
      <text:p text:style-name="P4">So the training data is data which can be used to predict where test data may be, but it may not match up. Test data can be used to validate the training data.</text:p>
      <text:p text:style-name="P4"/>
      <text:p text:style-name="P5">Weighted regression gives more weight to those with lower variance, York regression gives appropriate weighting based on correlation coefficient. Accounts in both x and y errors, and is a preferred regression ty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0T14:02:54.681839601</meta:creation-date>
    <dc:date>2022-07-20T15:24:24.099030538</dc:date>
    <meta:editing-duration>PT20M7S</meta:editing-duration>
    <meta:editing-cycles>1</meta:editing-cycles>
    <meta:document-statistic meta:table-count="0" meta:image-count="0" meta:object-count="0" meta:page-count="1" meta:paragraph-count="6" meta:word-count="190" meta:character-count="1079" meta:non-whitespace-character-count="895"/>
    <meta:generator>LibreOffice/7.3.4.2$Linux_X86_64 LibreOffice_project/30$Build-2</meta:generator>
  </office:meta>
</office:document-meta>
</file>